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none" fo:font-weight="bold" officeooo:rsid="000cbd1e" officeooo:paragraph-rsid="000cbd1e" style:font-weight-asian="bold" style:font-weight-complex="bold"/>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text-properties style:text-underline-style="none" fo:font-weight="bold" officeooo:rsid="000a5085" officeooo:paragraph-rsid="000a5085" style:font-weight-asian="bold" style:font-weight-complex="bold"/>
    </style:style>
    <style:style style:name="P5" style:family="paragraph" style:parent-style-name="Text_20_body">
      <style:text-properties style:text-underline-style="none" fo:font-weight="bold" officeooo:rsid="000cbd1e" officeooo:paragraph-rsid="000cbd1e" style:font-weight-asian="bold" style:font-weight-complex="bold"/>
    </style:style>
    <style:style style:name="P6" style:family="paragraph" style:parent-style-name="Text_20_body">
      <style:text-properties style:text-underline-style="none" fo:font-weight="bold" officeooo:rsid="0010a5f3" officeooo:paragraph-rsid="0010a5f3" style:font-weight-asian="bold" style:font-weight-complex="bold"/>
    </style:style>
    <style:style style:name="P7" style:family="paragraph" style:parent-style-name="Text_20_body">
      <style:text-properties style:text-underline-style="none" fo:font-weight="bold" officeooo:rsid="00126712" officeooo:paragraph-rsid="00126712" style:font-weight-asian="bold" style:font-weight-complex="bold"/>
    </style:style>
    <style:style style:name="P8" style:family="paragraph" style:parent-style-name="Text_20_body">
      <style:text-properties style:text-underline-style="none" fo:font-weight="bold" officeooo:rsid="0015793a" officeooo:paragraph-rsid="0015793a" style:font-weight-asian="bold" style:font-weight-complex="bold"/>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10">
      <style:paragraph-properties fo:margin-top="0in" fo:margin-bottom="0in" loext:contextual-spacing="false"/>
    </style:style>
    <style:style style:name="P21" style:family="paragraph" style:parent-style-name="Text_20_body" style:list-style-name="L12">
      <style:paragraph-properties fo:margin-top="0in" fo:margin-bottom="0in" loext:contextual-spacing="false"/>
    </style:style>
    <style:style style:name="P22" style:family="paragraph" style:parent-style-name="Text_20_body" style:list-style-name="L13">
      <style:paragraph-properties fo:margin-top="0in" fo:margin-bottom="0in" loext:contextual-spacing="false"/>
    </style:style>
    <style:style style:name="P23" style:family="paragraph" style:parent-style-name="Heading_20_3">
      <style:text-properties style:text-underline-style="none" fo:font-weight="bold" officeooo:rsid="000a5085" officeooo:paragraph-rsid="000a5085"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9a14b" officeooo:paragraph-rsid="0009a14b" style:font-weight-asian="bold" style:font-weight-complex="bold"/>
    </style:style>
    <style:style style:name="P25" style:family="paragraph" style:parent-style-name="Standard">
      <style:text-properties style:text-underline-style="none" fo:font-weight="normal" officeooo:rsid="0009a14b" officeooo:paragraph-rsid="0009a14b" style:font-weight-asian="normal" style:font-weight-complex="normal"/>
    </style:style>
    <style:style style:name="P26" style:family="paragraph" style:parent-style-name="Standard">
      <style:text-properties style:text-underline-style="none" fo:font-weight="bold" officeooo:rsid="000a5085" officeooo:paragraph-rsid="000a5085" style:font-weight-asian="bold" style:font-weight-complex="bold"/>
    </style:style>
    <style:style style:name="P27" style:family="paragraph" style:parent-style-name="Standard">
      <style:text-properties style:text-underline-style="none" fo:font-weight="bold" officeooo:rsid="000cbd1e" officeooo:paragraph-rsid="000cbd1e" style:font-weight-asian="bold" style:font-weight-complex="bold"/>
    </style:style>
    <style:style style:name="P28" style:family="paragraph" style:parent-style-name="Standard">
      <style:text-properties style:text-underline-style="none" fo:font-weight="bold" officeooo:rsid="0010a5f3" officeooo:paragraph-rsid="0010a5f3" style:font-weight-asian="bold" style:font-weight-complex="bold"/>
    </style:style>
    <style:style style:name="P29" style:family="paragraph" style:parent-style-name="Standard">
      <style:text-properties style:text-underline-style="none" fo:font-weight="bold" officeooo:rsid="001178e0" officeooo:paragraph-rsid="001178e0" style:font-weight-asian="bold" style:font-weight-complex="bold"/>
    </style:style>
    <style:style style:name="P30" style:family="paragraph" style:parent-style-name="Standard">
      <style:text-properties style:text-underline-style="none" fo:font-weight="bold" officeooo:rsid="00126712" officeooo:paragraph-rsid="00126712" style:font-weight-asian="bold" style:font-weight-complex="bold"/>
    </style:style>
    <style:style style:name="P31" style:family="paragraph" style:parent-style-name="Standard">
      <style:text-properties style:text-underline-style="none" fo:font-weight="bold" officeooo:rsid="0015793a" officeooo:paragraph-rsid="0015793a" style:font-weight-asian="bold" style:font-weight-complex="bold"/>
    </style:style>
    <style:style style:name="P32" style:family="paragraph" style:parent-style-name="Standard">
      <style:text-properties style:text-underline-style="none" fo:font-weight="bold" officeooo:rsid="00190595" officeooo:paragraph-rsid="00190595" style:font-weight-asian="bold" style:font-weight-complex="bold"/>
    </style:style>
    <style:style style:name="P33" style:family="paragraph" style:parent-style-name="Standard">
      <style:text-properties officeooo:paragraph-rsid="000cbd1e"/>
    </style:style>
    <style:style style:name="T1" style:family="text">
      <style:text-properties fo:font-weight="normal" style:font-weight-asian="normal" style:font-weight-complex="normal"/>
    </style:style>
    <style:style style:name="T2" style:family="text">
      <style:text-properties fo:font-weight="normal" officeooo:rsid="000b51e8" style:font-weight-asian="normal" style:font-weight-complex="normal"/>
    </style:style>
    <style:style style:name="T3" style:family="text">
      <style:text-properties fo:font-weight="normal" officeooo:rsid="000e7079" style:font-weight-asian="normal" style:font-weight-complex="normal"/>
    </style:style>
    <style:style style:name="T4" style:family="text">
      <style:text-properties officeooo:rsid="000b51e8"/>
    </style:style>
    <style:style style:name="T5" style:family="text">
      <style:text-properties style:text-underline-style="none" fo:font-weight="bold" officeooo:rsid="000cbd1e" style:font-weight-asian="bold" style:font-weight-complex="bold"/>
    </style:style>
    <style:style style:name="T6" style:family="text">
      <style:text-properties style:text-underline-style="none" fo:font-weight="normal" officeooo:rsid="000cbd1e"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ILE MANIPULATION</text:p>
      <text:p text:style-name="P24"/>
      <text:p text:style-name="P25">Since everything is considered a file in Linux, file management is an important topic. Not only are your documents considered files, but hardware devices such as hard drives and memory as well. Even directories are considered files, since they are special files that are used to contain other files. </text:p>
      <text:p text:style-name="P25"/>
      <text:p text:style-name="P26">Ls<text:span text:style-name="T1"> – lists contents of directory, </text:span>-A<text:span text:style-name="T1"> option lists all files except . And .. </text:span></text:p>
      <text:p text:style-name="P26"><text:span text:style-name="T1"/></text:p>
      <text:p text:style-name="P4"><text:span text:style-name="Strong_20_Emphasis">File Type</text:span></text:p>
      <text:p text:style-name="Preformatted_20_Text">-rw-r--r-- 1 root root <text:s/>14100 Jul 23 18:45 alternatives.log</text:p>
      <text:p text:style-name="P2">drwxr-xr-x 1 root root <text:s/>38 <text:s text:c="3"/>Jul 23 18:43 apt</text:p>
      <text:p text:style-name="Text_20_body">The first field actually contains eleven characters, where the first character indicates the type of file and the next ten specify permissions. The file types are: </text:p>
      <text:list xml:id="list8897607709938442362" text:style-name="L1">
        <text:list-item>
          <text:p text:style-name="P18"><text:span text:style-name="Source_20_Text">d</text:span> for directory </text:p>
        </text:list-item>
        <text:list-item>
          <text:p text:style-name="P18"><text:span text:style-name="Source_20_Text">-</text:span> for regular file </text:p>
        </text:list-item>
        <text:list-item>
          <text:p text:style-name="P18"><text:span text:style-name="Source_20_Text">l</text:span> for a symbolic link </text:p>
        </text:list-item>
        <text:list-item>
          <text:p text:style-name="P18"><text:span text:style-name="Source_20_Text">s</text:span> for a socket </text:p>
        </text:list-item>
        <text:list-item>
          <text:p text:style-name="P18"><text:span text:style-name="Source_20_Text">p</text:span> for a pipe </text:p>
        </text:list-item>
        <text:list-item>
          <text:p text:style-name="P18"><text:span text:style-name="Source_20_Text">b</text:span> for a block file </text:p>
        </text:list-item>
        <text:list-item>
          <text:p text:style-name="P3"><text:span text:style-name="Source_20_Text">c</text:span> for a character file </text:p>
        </text:list-item>
      </text:list>
      <text:p text:style-name="Text_20_body">Note that <text:span text:style-name="Source_20_Text">alternatives.log</text:span> is a regular file <text:span text:style-name="Source_20_Text">-</text:span>, while the <text:span text:style-name="Source_20_Text">apt</text:span> is a directory <text:span text:style-name="Source_20_Text">d</text:span>.</text:p>
      <text:p text:style-name="P4"><text:span text:style-name="Strong_20_Emphasis">Permissions</text:span></text:p>
      <text:p text:style-name="P2">drwxr-xr-x 1 root root <text:s/>0 Apr 11 21:58 upstart</text:p>
      <text:p text:style-name="Text_20_body">The permissions are read <text:span text:style-name="Source_20_Text">r</text:span>, write <text:span text:style-name="Source_20_Text">w</text:span>, and execute <text:span text:style-name="Source_20_Text">x</text:span>. Breaking this down a bit: </text:p>
      <text:list xml:id="list7417987463645873432" text:style-name="L3">
        <text:list-item>
          <text:p text:style-name="P19"><text:span text:style-name="Source_20_Text">rwx</text:span> : Owner Permissions </text:p>
        </text:list-item>
        <text:list-item>
          <text:p text:style-name="P19"><text:span text:style-name="Source_20_Text">r-x</text:span> : Group Permissions </text:p>
        </text:list-item>
        <text:list-item>
          <text:p text:style-name="P9"><text:span text:style-name="Source_20_Text">r-x</text:span> : Everyone Else’s Permissions </text:p>
        </text:list-item>
      </text:list>
      <text:list xml:id="list6948060249651233088" text:style-name="L4">
        <text:list-item>
          <text:p text:style-name="P10"><text:span text:style-name="Strong_20_Emphasis">Hard Link Count</text:span></text:p>
        </text:list-item>
      </text:list>
      <text:p text:style-name="P2">-rw-r----- 1 syslog adm 23621 Aug 23 15:17 auth.log</text:p>
      <text:p text:style-name="Text_20_body">There is only one directory name that links to this file. Hard links will be discussed in detail later in the course.</text:p>
      <text:list xml:id="list2057676222442209910" text:style-name="L5">
        <text:list-item>
          <text:p text:style-name="P11"><text:span text:style-name="Strong_20_Emphasis">User Owner</text:span></text:p>
        </text:list-item>
      </text:list>
      <text:p text:style-name="P2">-rw-r----- 1 syslog adm 416 Aug 22 15:43 kern.log</text:p>
      <text:p text:style-name="Text_20_body">User <text:span text:style-name="Source_20_Text">syslog</text:span> owns this file. Every time a file is created, the ownership is automatically assigned to the user who created it.</text:p>
      <text:p text:style-name="P4"><text:soft-page-break/><text:span text:style-name="Strong_20_Emphasis">Group Owner</text:span></text:p>
      <text:p text:style-name="P2">-rw-rw-r-- 1 root utmp 292584 Aug 20 18:44 lastlog</text:p>
      <text:p text:style-name="Text_20_body">Although <text:span text:style-name="Source_20_Text">root</text:span> created this file, any member of the <text:span text:style-name="Source_20_Text">utmp</text:span> group has read and write access to it (as indicated by the group permissions).</text:p>
      <text:list xml:id="list4580209994928056782" text:style-name="L7">
        <text:list-item>
          <text:p text:style-name="P12"><text:span text:style-name="Strong_20_Emphasis">File Size</text:span></text:p>
        </text:list-item>
      </text:list>
      <text:p text:style-name="P2">-rw-r----- 1 syslog adm 1087150 Aug 23 15:17 syslog.1</text:p>
      <text:p text:style-name="Text_20_body">The size of the file in bytes. In the case of a directory, it might actually be a multiple of the block size used for the file system.</text:p>
      <text:list xml:id="list3743330726994793003" text:style-name="L8">
        <text:list-item>
          <text:p text:style-name="P13"><text:span text:style-name="Strong_20_Emphasis">Timestamp</text:span></text:p>
        </text:list-item>
      </text:list>
      <text:p text:style-name="P2">drwxr-xr-x 1 root root 32 Jul 17 03:36 fsck</text:p>
      <text:p text:style-name="Text_20_body">This indicates the time that the file's contents were last modified. This time will be listed as just the date and year if the file was last modified more than six months from the current date. Otherwise, the month, day, and time is displayed. Using the <text:span text:style-name="Source_20_Text">ls</text:span> command with the <text:span text:style-name="Source_20_Text">--full-time</text:span> option will display timestamps in full detail.</text:p>
      <text:list xml:id="list4665478023615302811" text:style-name="L9">
        <text:list-item>
          <text:p text:style-name="P14"><text:span text:style-name="Strong_20_Emphasis">Filename</text:span></text:p>
        </text:list-item>
      </text:list>
      <text:p text:style-name="P2">-rw-r--r-- 1 root root 47816 Jul 17 03:36 bootstrap.log</text:p>
      <text:p text:style-name="Text_20_body">The final field contains the name of the file or directory. In the case of symbolic links, the link name will be shown along with an arrow and the pathname of the file that is linked is shown. </text:p>
      <text:p text:style-name="P2">lrwxrwxrwx. 1 root root 22 Nov 6 2012 /etc/grub.conf -&gt; ../boot/grub/grub.conf</text:p>
      <text:h text:style-name="P23" text:outline-level="3"><text:span text:style-name="T1">Sorting</text:span></text:h>
      <text:p text:style-name="Text_20_body">The output of the <text:span text:style-name="Source_20_Text">ls</text:span> command is sorted alphabetically by file name. It can sort by other methods as well:</text:p>
      <text:list xml:id="list7529050388309366211" text:style-name="L10">
        <text:list-item>
          <text:p text:style-name="P20"><text:span text:style-name="Source_20_Text">-S</text:span> : Sort by files by size </text:p>
        </text:list-item>
        <text:list-item>
          <text:p text:style-name="P20"><text:span text:style-name="Source_20_Text">-t</text:span> : Sort by timestamp </text:p>
        </text:list-item>
        <text:list-item>
          <text:p text:style-name="P15"><text:span text:style-name="Source_20_Text">-r</text:span> : Reverses any type of sort </text:p>
        </text:list-item>
      </text:list>
      <text:p text:style-name="Text_20_body">With both time and size sorts, add the <text:span text:style-name="Source_20_Text">-l</text:span> option or the <text:span text:style-name="Source_20_Text">--full-time</text:span> option, to be able to view those details:</text:p>
      <text:p text:style-name="Preformatted_20_Text"><text:span text:style-name="Strong_20_Emphasis">sysadmin@localhost:~$</text:span> ls -t --full-time <text:s text:c="40"/></text:p>
      <text:p text:style-name="Preformatted_20_Text">total 0 <text:s text:c="72"/></text:p>
      <text:p text:style-name="Preformatted_20_Text">drwxr-xr-x 1 sysadmin sysadmin <text:s text:c="2"/>0 2014-09-18 22:25:18.000000000 +0000 Desktop <text:s/></text:p>
      <text:p text:style-name="Preformatted_20_Text">drwxr-xr-x 1 sysadmin sysadmin <text:s text:c="2"/>0 2014-09-18 22:25:18.000000000 +0000 Documents</text:p>
      <text:p text:style-name="Preformatted_20_Text">drwxr-xr-x 1 sysadmin sysadmin <text:s text:c="2"/>0 2014-09-18 22:25:18.000000000 +0000 Downloads</text:p>
      <text:p text:style-name="Preformatted_20_Text">drwxr-xr-x 1 sysadmin sysadmin <text:s text:c="2"/>0 2014-09-18 22:25:18.000000000 +0000 Music <text:s text:c="3"/></text:p>
      <text:p text:style-name="Preformatted_20_Text">drwxr-xr-x 1 sysadmin sysadmin <text:s text:c="2"/>0 2014-09-18 22:25:18.000000000 +0000 Pictures </text:p>
      <text:p text:style-name="Preformatted_20_Text"><text:soft-page-break/>drwxr-xr-x 1 sysadmin sysadmin <text:s text:c="2"/>0 2014-09-18 22:25:18.000000000 +0000 Public <text:s text:c="2"/></text:p>
      <text:p text:style-name="Preformatted_20_Text">drwxr-xr-x 1 sysadmin sysadmin <text:s text:c="2"/>0 2014-09-18 22:25:18.000000000 +0000 Templates</text:p>
      <text:p text:style-name="Preformatted_20_Text">drwxr-xr-x 1 sysadmin sysadmin <text:s text:c="2"/>0 2014-09-18 22:25:18.000000000 +0000 Videos <text:s text:c="2"/></text:p>
      <text:p text:style-name="P2">drwxr-xr-x 1 sysadmin sysadmin 420 2014-09-18 22:25:18.000000000 +0000 test </text:p>
      <text:h text:style-name="P23" text:outline-level="3"><text:span text:style-name="T1">Recursion</text:span></text:h>
      <text:p text:style-name="Text_20_body">When managing files it is important to understand what the term <text:span text:style-name="Variable">recursive option</text:span> means. When the recursive option is used with file management commands, it means to apply that command to not only the specified directory, but also to all subdirectories and all of the files within all subdirectories.</text:p>
      <text:p text:style-name="Text_20_body">Some commands use <text:span text:style-name="Source_20_Text">-r</text:span> for recursive while others use <text:span text:style-name="Source_20_Text">-R</text:span>. The <text:span text:style-name="Source_20_Text">-R</text:span> option is used for recursive with the <text:span text:style-name="Source_20_Text">ls</text:span> command because the <text:span text:style-name="Source_20_Text">-r</text:span> option is used for reversing how the files are sorted:</text:p>
      <text:p text:style-name="Preformatted_20_Text"><text:span text:style-name="Strong_20_Emphasis">sysadmin@localhost:~$</text:span> ls -lR /var/log</text:p>
      <text:p text:style-name="Preformatted_20_Text">/var/log:</text:p>
      <text:p text:style-name="Preformatted_20_Text">total 804</text:p>
      <text:p text:style-name="Preformatted_20_Text">-rw-r--r-- 1 root <text:s text:c="2"/>root <text:s/>14100 Sep 18 22:25 alternatives.log</text:p>
      <text:p text:style-name="Preformatted_20_Text">drwxr-xr-x 1 root <text:s text:c="2"/>root <text:s text:c="4"/>38 Sep 18 22:23 apt</text:p>
      <text:p text:style-name="Preformatted_20_Text">-rw-r----- 1 syslog adm <text:s text:c="3"/>1343 Sep 29 21:17 auth.log</text:p>
      <text:p text:style-name="Preformatted_20_Text">-rw-r--r-- 1 root <text:s text:c="2"/>root <text:s/>47816 Sep 17 03:35 bootstrap.log</text:p>
      <text:p text:style-name="Preformatted_20_Text">-rw-rw---- 1 root <text:s text:c="2"/>utmp <text:s text:c="5"/>0 Sep 17 03:34 btmp</text:p>
      <text:p text:style-name="Preformatted_20_Text">-rw-r----- 1 syslog adm <text:s text:c="4"/>546 Sep 29 21:17 cron.log</text:p>
      <text:p text:style-name="Preformatted_20_Text">-rw-r----- 1 root <text:s text:c="2"/>adm <text:s text:c="2"/>85083 Sep 18 22:25 dmesg</text:p>
      <text:p text:style-name="Preformatted_20_Text">-rw-r--r-- 1 root <text:s text:c="2"/>root 252496 Sep 18 22:25 dpkg.log</text:p>
      <text:p text:style-name="Preformatted_20_Text">-rw-r--r-- 1 root <text:s text:c="2"/>root <text:s/>32064 Sep 18 22:25 faillog</text:p>
      <text:p text:style-name="Preformatted_20_Text">drwxr-xr-x 1 root <text:s text:c="2"/>root <text:s text:c="4"/>32 Sep 17 03:35 fsck</text:p>
      <text:p text:style-name="Preformatted_20_Text">-rw-r----- 1 syslog adm <text:s text:c="4"/>108 Sep 29 18:48 kern.log</text:p>
      <text:p text:style-name="Preformatted_20_Text">-rw-rw-r-- 1 root <text:s text:c="2"/>utmp 292584 Sep 29 18:48 lastlog</text:p>
      <text:p text:style-name="Preformatted_20_Text">-rw-r----- 1 syslog adm <text:s text:c="2"/>58355 Sep 29 21:17 syslog</text:p>
      <text:p text:style-name="Preformatted_20_Text">drwxr-xr-x 1 root <text:s text:c="2"/>root <text:s text:c="5"/>0 Apr 11 21:58 upstart</text:p>
      <text:p text:style-name="Preformatted_20_Text">-rw-rw-r-- 1 root <text:s text:c="2"/>utmp <text:s text:c="3"/>384 Sep 29 18:48 wtmp</text:p>
      <text:p text:style-name="Preformatted_20_Text"/>
      <text:p text:style-name="Preformatted_20_Text">/var/log/apt:</text:p>
      <text:p text:style-name="Preformatted_20_Text">total 20</text:p>
      <text:p text:style-name="Preformatted_20_Text">-rw-r--r-- 1 root root 13672 Sep 18 22:25 history.log</text:p>
      <text:p text:style-name="Preformatted_20_Text">-rw-r----- 1 root adm <text:s text:c="3"/>402 Sep 18 22:25 term.log</text:p>
      <text:p text:style-name="Preformatted_20_Text"/>
      <text:p text:style-name="Preformatted_20_Text">/var/log/fsck:</text:p>
      <text:p text:style-name="Preformatted_20_Text">total 8</text:p>
      <text:p text:style-name="Preformatted_20_Text">-rw-r----- 1 root adm 31 Sep 17 03:35 checkfs</text:p>
      <text:p text:style-name="Preformatted_20_Text">-rw-r----- 1 root adm 31 Sep 17 03:35 checkroot</text:p>
      <text:p text:style-name="Preformatted_20_Text"><text:s/></text:p>
      <text:p text:style-name="Preformatted_20_Text">/var/log/upstart:</text:p>
      <text:p text:style-name="P2">total 0</text:p>
      <text:p text:style-name="Text_20_body">Use the recursive option carefully because its impact can be huge! With the <text:span text:style-name="Source_20_Text">ls</text:span> command, using the <text:span text:style-name="Source_20_Text">-R</text:span> option can result in a large amount of output in your terminal. For the other file management commands, the recursive option can impact a large amount of files and disk space.</text:p>
      <text:p text:style-name="Text_20_body">The <text:span text:style-name="Source_20_Text">-d</text:span> option to the <text:span text:style-name="Source_20_Text">ls</text:span> command also important. When listing a directory, the <text:span text:style-name="Source_20_Text">ls</text:span> command normally will show the contents of that directory, but when the <text:span text:style-name="Source_20_Text">-d</text:span> option is added, then it will display the directory itself:</text:p>
      <text:p text:style-name="Preformatted_20_Text"><text:soft-page-break/><text:span text:style-name="Strong_20_Emphasis">sysadmin@localhost:~$</text:span> ls -ld /var/log <text:s text:c="42"/></text:p>
      <text:p text:style-name="P2">drwxrwxr-x 1 root syslog 216 Sep 29 18:48 /var/log </text:p>
      <text:p text:style-name="P26">file<text:span text:style-name="T1"> – </text:span><text:span text:style-name="T2">looks at contents of a file to report what kind of file it is. Does this by matching content to known types stored in a “magic” file. </text:span></text:p>
      <text:p text:style-name="P26"><text:span text:style-name="T2"/></text:p>
      <text:p text:style-name="P4"><text:span text:style-name="Strong_20_Emphasis"><text:span text:style-name="T4">Consider This</text:span></text:span></text:p>
      <text:p text:style-name="Text_20_body">If you use a command that is expecting a text file argument, you may get strange results if you provide a non-text file. Your terminal may become disrupted by attempting to output binary content; as a result, the terminal may not be able to function properly any more.</text:p>
      <text:p text:style-name="Text_20_body">The result will be "weird looking" characters being displayed in the terminal. To correct this situation, typing the command <text:span text:style-name="Source_20_Text">reset</text:span> will often work. If this does not solve the problem, closing the terminal and opening a new one will solve the problem.</text:p>
      <text:p text:style-name="P33"><text:span text:style-name="T5">Touch </text:span><text:span text:style-name="T6">- </text:span><text:span text:style-name="T1">The </text:span><text:span text:style-name="Source_20_Text"><text:span text:style-name="T1">touch</text:span></text:span><text:span text:style-name="T1"> command performs two functions:</text:span></text:p>
      <text:list xml:id="list2019449220211954064" text:style-name="L12">
        <text:list-item>
          <text:p text:style-name="P21">create an empty file </text:p>
        </text:list-item>
        <text:list-item>
          <text:p text:style-name="P16">update the modification timestamp on an existing file </text:p>
        </text:list-item>
      </text:list>
      <text:p text:style-name="Text_20_body">If the argument provided is an existing file, then the <text:span text:style-name="Source_20_Text">touch</text:span> command will update the file's timestamp:</text:p>
      <text:p text:style-name="P1"><text:span text:style-name="Strong_20_Emphasis">sysadmin@localhost:~$</text:span><text:span text:style-name="T1"> ls -l test/red.txt</text:span></text:p>
      <text:p text:style-name="Preformatted_20_Text">-rw-r--r-- 1 sysadmin sysadmin 51 Sep 18 22:25 test/red.txt</text:p>
      <text:p text:style-name="Preformatted_20_Text"><text:span text:style-name="Strong_20_Emphasis">sysadmin@localhost:~$</text:span> touch test/red.txt</text:p>
      <text:p text:style-name="Preformatted_20_Text"><text:span text:style-name="Strong_20_Emphasis">sysadmin@localhost:~$</text:span> ls -l test/red.txt</text:p>
      <text:p text:style-name="P2">-rw-r--r-- 1 sysadmin sysadmin 51 Sep 29 22:35 test/red.txt</text:p>
      <text:p text:style-name="P27"><text:span text:style-name="T3">If </text:span><text:span text:style-name="T1">the argument is a file that does not exist, a new file is created with the current time for the timestamp. The contents of this new file will be empty:</text:span></text:p>
      <text:p text:style-name="P27"><text:span text:style-name="T1"/></text:p>
      <text:p text:style-name="P5"><text:span text:style-name="T1">Each file has three timestamps:</text:span></text:p>
      <text:list xml:id="list6426606901991065735" text:style-name="L13">
        <text:list-item>
          <text:p text:style-name="P22">The last time the file's contents were modified. This is the timestamp provided by the <text:span text:style-name="Source_20_Text">ls -l</text:span> command by default. The <text:span text:style-name="Source_20_Text">touch</text:span> command modified this timestamp by default. </text:p>
        </text:list-item>
        <text:list-item>
          <text:p text:style-name="P22">The last time the file was accessed. To modify this timestamp, use the <text:span text:style-name="Source_20_Text">touch -a</text:span> command. </text:p>
        </text:list-item>
        <text:list-item>
          <text:p text:style-name="P17">The last time the file attributes, like permissions or ownership, were changed. These file attributes are also called the file's <text:span text:style-name="Variable">metadata</text:span>. To modify this timestamp, use the <text:span text:style-name="Source_20_Text">touch -c</text:span> command. </text:p>
        </text:list-item>
      </text:list>
      <text:p text:style-name="P5"><text:span text:style-name="T1">The </text:span><text:span text:style-name="Source_20_Text"><text:span text:style-name="T1">touch</text:span></text:span><text:span text:style-name="T1"> command will normally update the specified time to the current time, but </text:span><text:span text:style-name="Source_20_Text"><text:span text:style-name="T1">-t</text:span></text:span><text:span text:style-name="T1"> option with a timestamp value to can be used instead.</text:span></text:p>
      <text:p text:style-name="Preformatted_20_Text"><text:span text:style-name="Strong_20_Emphasis">sysadmin@localhost:~$</text:span> touch -t 201412251200 newfile</text:p>
      <text:p text:style-name="Preformatted_20_Text"><text:span text:style-name="Strong_20_Emphasis">sysadmin@localhost:~$</text:span> ls -l newfile</text:p>
      <text:p text:style-name="P2">-rw-rw-r-- 1 sysadmin sysadmin 0 Dec 25 <text:s/>2014 newfile</text:p>
      <text:p text:style-name="P5"><text:span text:style-name="T1">In order to view all three timestamps that are kept for a file, use the </text:span><text:span text:style-name="Source_20_Text"><text:span text:style-name="T1">stat</text:span></text:span><text:span text:style-name="T1"> command with the path to the file as an argument:</text:span></text:p>
      <text:p text:style-name="Preformatted_20_Text"><text:soft-page-break/><text:span text:style-name="Strong_20_Emphasis">sysadmin@localhost:~$</text:span> stat test/alpha.txt <text:s text:c="38"/></text:p>
      <text:p text:style-name="Preformatted_20_Text"><text:s text:c="2"/>File: 'test/alpha.txt' <text:s text:c="55"/></text:p>
      <text:p text:style-name="Preformatted_20_Text"><text:s text:c="2"/>Size: 390 <text:s text:c="12"/>Blocks: 8 <text:s text:c="9"/>IO Block: 4096 <text:s text:c="2"/>regular file <text:s text:c="7"/></text:p>
      <text:p text:style-name="Preformatted_20_Text">Device: 58h/88d Inode: 13987 <text:s text:c="6"/>Links: 1 <text:s text:c="36"/></text:p>
      <text:p text:style-name="Preformatted_20_Text">Access: (0644/-rw-r--r--) <text:s/>Uid: ( 1001/sysadmin) <text:s text:c="2"/>Gid: ( 1001/sysadmin)</text:p>
      <text:p text:style-name="Preformatted_20_Text">Access: 2014-09-23 13:52:03.070012387 +0000</text:p>
      <text:p text:style-name="Preformatted_20_Text">Modify: 2014-09-18 22:25:18.000000000 +0000</text:p>
      <text:p text:style-name="Preformatted_20_Text">Change: 2014-09-23 13:52:03.070012387 +0000</text:p>
      <text:p text:style-name="P2"><text:s/>Birth: -</text:p>
      <text:p text:style-name="P28">cp –<text:span text:style-name="T1"> create copies of a file</text:span></text:p>
      <text:p text:style-name="P28"><text:span text:style-name="T1"/></text:p>
      <text:p text:style-name="P6"><text:span text:style-name="T1">Using the </text:span><text:span text:style-name="Source_20_Text"><text:span text:style-name="T1">-v</text:span></text:span><text:span text:style-name="T1"> option makes the </text:span><text:span text:style-name="Source_20_Text"><text:span text:style-name="T1">cp</text:span></text:span><text:span text:style-name="T1"> command print verbose message, so you can always tell what copies succeed as well as those that fail. In the following wildcard example we've marked in red the lines which indicate that the directories were matched, but not copied.</text:span></text:p>
      <text:p text:style-name="Preformatted_20_Text"><text:span text:style-name="Strong_20_Emphasis">sysadmin@localhost:~$</text:span> cp -v /etc/b* ~ <text:s text:c="42"/></text:p>
      <text:p text:style-name="Preformatted_20_Text">'/etc/bash.bashrc' -&gt; '/home/sysadmin/bash.bashrc' <text:s text:c="29"/></text:p>
      <text:p text:style-name="Preformatted_20_Text">cp: omitting directory '/etc/bash_completion.d' <text:s text:c="32"/></text:p>
      <text:p text:style-name="Preformatted_20_Text">cp: omitting directory '/etc/bind' <text:s text:c="45"/></text:p>
      <text:p text:style-name="Preformatted_20_Text">'/etc/bindresvport.blacklist' -&gt; '/home/sysadmin/bindresvport.blacklist' <text:s text:c="7"/></text:p>
      <text:p text:style-name="P2">'/etc/blkid.conf' -&gt; '/home/sysadmin/blkid.conf'</text:p>
      <text:p text:style-name="Text_20_body">In order to copy a directory, its contents must be copied as well, including all files within the directories and all of its subdirectories. This can be done by using a recursive option of either <text:span text:style-name="Source_20_Text">-r</text:span> or <text:span text:style-name="Source_20_Text">-R</text:span>.</text:p>
      <text:p text:style-name="Preformatted_20_Text"><text:span text:style-name="Strong_20_Emphasis">sysadmin@localhost:~$</text:span> cp -R -v /etc/perl ~ <text:s text:c="37"/></text:p>
      <text:p text:style-name="Preformatted_20_Text">'/etc/perl' -&gt; '/home/sysadmin/perl' <text:s text:c="43"/></text:p>
      <text:p text:style-name="Preformatted_20_Text">'/etc/perl/CPAN' -&gt; '/home/sysadmin/perl/CPAN' <text:s text:c="33"/></text:p>
      <text:p text:style-name="Preformatted_20_Text">'/etc/perl/Net' -&gt; '/home/sysadmin/perl/Net' <text:s text:c="35"/></text:p>
      <text:p text:style-name="P2">'/etc/perl/Net/libnet.cfg' -&gt; '/home/sysadmin/perl/Net/libnet.cfg'</text:p>
      <text:p text:style-name="P6"><text:span text:style-name="Strong_20_Emphasis">Consider This</text:span></text:p>
      <text:p text:style-name="Text_20_body">The archive option <text:span text:style-name="Source_20_Text">-a</text:span> copies the contents of the file and also attempts to maintain the original timestamps and file ownership. For regular users, only original timestamps can be maintained, since regular users can't create files owned by other users. If the root user uses the <text:span text:style-name="Source_20_Text">-a</text:span> option, then the <text:span text:style-name="Source_20_Text">cp</text:span> command will create a new file owned by the original file owner and also use the original file's timestamps.</text:p>
      <text:p text:style-name="Text_20_body">The <text:span text:style-name="Source_20_Text">-a</text:span> option also implies that recursion will be done, so it can also be used to copy a directory.</text:p>
      <text:p text:style-name="P29">Mv –<text:span text:style-name="T1"> used to move a file from one pathname to another. Or rename a file. </text:span></text:p>
      <text:p text:style-name="P29"><text:span text:style-name="T1"/></text:p>
      <text:p text:style-name="P30">Rm<text:span text:style-name="T1"> – delete files and directories. No trash. Permanently deleted. </text:span></text:p>
      <text:p text:style-name="P30"><text:span text:style-name="T1"/></text:p>
      <text:p text:style-name="P7"><text:span text:style-name="T1">To avoid accidently deleting files when using globbing characters, use the </text:span><text:span text:style-name="Source_20_Text"><text:span text:style-name="T1">-i</text:span></text:span><text:span text:style-name="T1"> option. This option makes the </text:span><text:span text:style-name="Source_20_Text"><text:span text:style-name="T1">rm</text:span></text:span><text:span text:style-name="T1"> command confirm "interactively" every file that you delete:</text:span></text:p>
      <text:p text:style-name="Preformatted_20_Text"><text:span text:style-name="Strong_20_Emphasis">sysadmin@localhost:~test$</text:span> rm -i a*</text:p>
      <text:p text:style-name="Preformatted_20_Text">rm: remove regular file 'adjectives.txt'? y</text:p>
      <text:p text:style-name="Preformatted_20_Text">rm: remove regular file 'alpha-first.txt'? y</text:p>
      <text:p text:style-name="Preformatted_20_Text"><text:soft-page-break/>rm: remove regular file 'alpha-first.txt.original'? y</text:p>
      <text:p text:style-name="Preformatted_20_Text">rm: remove regular file 'alpha-second.txt'? y</text:p>
      <text:p text:style-name="Preformatted_20_Text">rm: remove regular file 'alpha-third.txt'? y</text:p>
      <text:p text:style-name="P2">rm: remove regular file 'animals.txt'? y</text:p>
      <text:p text:style-name="P7"><text:span text:style-name="T1">The </text:span><text:span text:style-name="Source_20_Text"><text:span text:style-name="T1">rm</text:span></text:span><text:span text:style-name="T1"> command will ignore directories that it's asked to remove; to delete a directory, use either the </text:span><text:span text:style-name="Source_20_Text"><text:span text:style-name="T1">-r</text:span></text:span><text:span text:style-name="T1"> or </text:span><text:span text:style-name="Source_20_Text"><text:span text:style-name="T1">-R</text:span></text:span><text:span text:style-name="T1"> options. Just be careful as this will delete all files and all subdirectories:</text:span></text:p>
      <text:p text:style-name="Preformatted_20_Text"><text:span text:style-name="Strong_20_Emphasis">sysadmin@localhost:~$</text:span> rm test</text:p>
      <text:p text:style-name="Preformatted_20_Text">rm: cannot remove 'test': Is a directory</text:p>
      <text:p text:style-name="P2"><text:span text:style-name="Strong_20_Emphasis">sysadmin@localhost:~$</text:span> rm -r test</text:p>
      <text:p text:style-name="P30"><text:span text:style-name="T1">The </text:span><text:span text:style-name="Source_20_Text"><text:span text:style-name="T1">/tmp</text:span></text:span><text:span text:style-name="T1"> and </text:span><text:span text:style-name="Source_20_Text"><text:span text:style-name="T1">/var/tmp</text:span></text:span><text:span text:style-name="T1"> directories do have the special permission called </text:span><text:span text:style-name="Variable"><text:span text:style-name="T1">sticky bit</text:span></text:span><text:span text:style-name="T1"> set on them, so that files in these directories can only be deleted by the user that owns them (with the exception of the root user who can delete any file in any directory). So this means if you copy a file to the </text:span><text:span text:style-name="Source_20_Text"><text:span text:style-name="T1">/tmp</text:span></text:span><text:span text:style-name="T1"> directory, then other users of the system will not be able to delete your file.</text:span></text:p>
      <text:p text:style-name="P30"><text:span text:style-name="T1"/></text:p>
      <text:p text:style-name="P31">Mkdir<text:span text:style-name="T1"> – create a directory. </text:span></text:p>
      <text:p text:style-name="P31"><text:span text:style-name="T1"/></text:p>
      <text:p text:style-name="P8"><text:span text:style-name="T1">When creating a child directory, its parent directory must first exist. If an administrator wanted to create directory </text:span><text:span text:style-name="Source_20_Text"><text:span text:style-name="T1">/blue</text:span></text:span><text:span text:style-name="T1"> inside of </text:span><text:span text:style-name="Source_20_Text"><text:span text:style-name="T1">/home/sysadmin/red</text:span></text:span><text:span text:style-name="T1"> without its existence, there would be an error:</text:span></text:p>
      <text:p text:style-name="Preformatted_20_Text"><text:span text:style-name="Strong_20_Emphasis">sysadmin@localhost:~$</text:span> mkdir /home/sysadmin/red/blue</text:p>
      <text:p text:style-name="P2">mkdir: cannot create directory '/home/sysadmin/red/blue': No such file or directory</text:p>
      <text:p text:style-name="P8"><text:span text:style-name="T1">By adding the </text:span><text:span text:style-name="Source_20_Text"><text:span text:style-name="T1">-p</text:span></text:span><text:span text:style-name="T1"> option, the mkdir command automatically creates the parent directories for any child directories about to be created. This is especially useful for making "deep" pathnames:</text:span></text:p>
      <text:p text:style-name="Preformatted_20_Text"><text:span text:style-name="Strong_20_Emphasis">sysadmin@localhost:~$</text:span> mkdir -p /home/sysadmin/red/blue/yellow/green</text:p>
      <text:p text:style-name="Preformatted_20_Text"><text:span text:style-name="Strong_20_Emphasis">sysadmin@localhost:~$</text:span> ls -R red</text:p>
      <text:p text:style-name="Preformatted_20_Text">red:</text:p>
      <text:p text:style-name="Preformatted_20_Text">blue</text:p>
      <text:p text:style-name="Preformatted_20_Text"/>
      <text:p text:style-name="Preformatted_20_Text">red/blue:</text:p>
      <text:p text:style-name="Preformatted_20_Text">yellow</text:p>
      <text:p text:style-name="Preformatted_20_Text"/>
      <text:p text:style-name="Preformatted_20_Text">red/blue/yellow:</text:p>
      <text:p text:style-name="Preformatted_20_Text">green</text:p>
      <text:p text:style-name="Preformatted_20_Text"/>
      <text:p text:style-name="P2">red/blue/yellow/green:</text:p>
      <text:p text:style-name="P32">rmdir<text:span text:style-name="T1">- delete a directory. </text:span></text:p>
      <text:p text:style-name="P32"><text:span text:style-name="T1"/></text:p>
      <text:p text:style-name="P32"><text:span text:style-name="T1">Using the </text:span><text:span text:style-name="Source_20_Text"><text:span text:style-name="T1">-p</text:span></text:span><text:span text:style-name="T1"> option with the </text:span><text:span text:style-name="Source_20_Text"><text:span text:style-name="T1">rmdir</text:span></text:span><text:span text:style-name="T1"> command will remove directory paths, but only if all of the directories contain other empty directories.</text:span></text:p>
      <text:p text:style-name="Preformatted_20_Text"><text:span text:style-name="Strong_20_Emphasis">sysadmin@localhost:~$</text:span> rmdir red</text:p>
      <text:p text:style-name="Preformatted_20_Text">rmdir: failed to remove 'red': Directory not empty</text:p>
      <text:p text:style-name="P2"><text:span text:style-name="Strong_20_Emphasis">sysadmin@localhost:~$</text:span> rmdir -p red/blue/yellow/green</text:p>
      <text:p text:style-name="Text_20_body">Otherwise, if a directory contains anything except other directories, you'll need to use the command <text:span text:style-name="Source_20_Text">rm</text:span> with a recursive option:</text:p>
      <text:p text:style-name="Preformatted_20_Text"><text:soft-page-break/><text:span text:style-name="Strong_20_Emphasis">sysadmin@localhost:~$</text:span> rmdir test</text:p>
      <text:p text:style-name="Preformatted_20_Text">rmdir: failed to remove 'test': Directory not empty</text:p>
      <text:p text:style-name="P2"><text:span text:style-name="Strong_20_Emphasis">sysadmin@localhost:~$</text:span> rm -r test</text:p>
      <text:p text:style-name="P3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6:35:43.048800920</meta:creation-date>
    <meta:generator>LibreOffice/5.0.6.2$Linux_X86_64 LibreOffice_project/00m0$Build-2</meta:generator>
    <dc:date>2017-01-16T17:20:59.621218745</dc:date>
    <meta:editing-duration>PT45M8S</meta:editing-duration>
    <meta:editing-cycles>17</meta:editing-cycles>
    <meta:document-statistic meta:table-count="0" meta:image-count="0" meta:object-count="0" meta:page-count="7" meta:paragraph-count="180" meta:word-count="2026" meta:character-count="13080" meta:non-whitespace-character-count="10487"/>
  </office:meta>
</office:document-meta>
</file>